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d45"/>
    </style:style>
    <style:style style:name="P2" style:family="paragraph" style:parent-style-name="Standard">
      <style:text-properties officeooo:paragraph-rsid="0009bf27"/>
    </style:style>
    <style:style style:name="T1" style:family="text">
      <style:text-properties officeooo:rsid="0004f3ae"/>
    </style:style>
    <style:style style:name="T2" style:family="text">
      <style:text-properties officeooo:rsid="0006b2a1"/>
    </style:style>
    <style:style style:name="T3" style:family="text">
      <style:text-properties officeooo:rsid="000872f9"/>
    </style:style>
    <style:style style:name="T4" style:family="text">
      <style:text-properties officeooo:rsid="00090d45"/>
    </style:style>
    <style:style style:name="T5" style:family="text">
      <style:text-properties officeooo:rsid="00095321"/>
    </style:style>
    <style:style style:name="T6" style:family="text">
      <style:text-properties officeooo:rsid="0009bf2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at are three of your strengths?</text:p>
      <text:p text:style-name="Standard"><text:s text:c="3"/>- I am organized, a good communicator, and a quick learner.</text:p>
      <text:p text:style-name="Standard"/>
      <text:p text:style-name="Standard">2. What is one weakness you have?</text:p>
      <text:p text:style-name="Standard"><text:s text:c="3"/>- I <text:span text:style-name="T1">almost always</text:span> struggle with time management.</text:p>
      <text:p text:style-name="Standard"/>
      <text:p text:style-name="Standard">3. Tell us a little about you.</text:p>
      <text:p text:style-name="Standard"><text:s text:c="3"/>- I am a dedicated and motivated individual who enjoys learning and working with others <text:span text:style-name="T1">and i obsesed with “gambas al ajillo”</text:span>.</text:p>
      <text:p text:style-name="Standard"/>
      <text:p text:style-name="Standard">4. Where do you see yourself in two years?</text:p>
      <text:p text:style-name="Standard">- In two years, I hope to have gained more experience in my field and taken on additional responsibilities, <text:span text:style-name="T1">or maybie i will be dead, who knows…</text:span>.</text:p>
      <text:p text:style-name="Standard"/>
      <text:p text:style-name="Standard">5. Describe a time when you dealt with someone who was angry.</text:p>
      <text:p text:style-name="Standard"><text:s text:c="3"/>- I remained calm and empathetic, listening to their concerns and <text:span text:style-name="T1">punch streith in the face after hes finish wining</text:span>.</text:p>
      <text:p text:style-name="Standard"/>
      <text:p text:style-name="Standard">6. Explain why you work better with a group or better independently.</text:p>
      <text:p text:style-name="Standard"><text:s text:c="3"/>- I work well with a group because I enjoy collaborating and sharing ideas. However, I can work independently when necessary, as I am self-motivated <text:span text:style-name="T1">because drugs help me a lot</text:span>.</text:p>
      <text:p text:style-name="Standard"/>
      <text:p text:style-name="Standard">7. What can you offer us that someone else cannot?</text:p>
      <text:p text:style-name="Standard"><text:s text:c="3"/>- I can offer a unique combination of my skills, experience, <text:span text:style-name="T1">sense of humor, </text:span>and a strong willingness to learn and adapt <text:span text:style-name="T1">to useless people</text:span>.</text:p>
      <text:p text:style-name="Standard"/>
      <text:p text:style-name="Standard">8. What computer skills do you have?</text:p>
      <text:p text:style-name="Standard"><text:s text:c="3"/>- I am proficient in Microsoft Office (Word, Excel, PowerPoint) and have experience with graphic design software like Adobe Photoshop <text:span text:style-name="T1">(compleatly lie)</text:span>.</text:p>
      <text:p text:style-name="Standard"/>
      <text:p text:style-name="Standard">9. What office skills do you have? (copy machine, editing, fax machine, etc.)</text:p>
      <text:p text:style-name="Standard"><text:s text:c="3"/>- I am <text:span text:style-name="T1">capable to sit in a chair and bein almost in silence (for 5 minutes max)</text:span>.</text:p>
      <text:p text:style-name="Standard"/>
      <text:p text:style-name="Standard">10. Do you have a good driving record; why or why not?</text:p>
      <text:p text:style-name="Standard"><text:s text:c="4"/>- Yes, I have a clean driving record because I prioritize safety and follow traffic rules, <text:span text:style-name="T1">like Toreto from 2 Fast 2 Furius.</text:span></text:p>
      <text:p text:style-name="Standard"/>
      <text:p text:style-name="Standard">11. Tell me about an accomplishment you are most proud of.</text:p>
      <text:p text:style-name="Standard"><text:s text:c="4"/>- I am most proud of successfully leading a team to complete a challenging project ahead of schedule.</text:p>
      <text:p text:style-name="Standard"/>
      <text:p text:style-name="Standard">12. Tell me about a time you made a mistake.</text:p>
      <text:p text:style-name="Standard"><text:s text:c="4"/>- I made a mistake by sending an email <text:span text:style-name="T1">with picture of my naked boddy </text:span>to the wrong <text:span text:style-name="T1">person</text:span>, but I quickly apologized and sent the correct email. </text:p>
      <text:p text:style-name="Standard"/>
      <text:p text:style-name="Standard">13. What is your dream job?</text:p>
      <text:p text:style-name="Standard"><text:s text:c="4"/>- My dream job would involve using my creativity and problem-solving skills in a role that makes a positive impact on society. <text:span text:style-name="T1">Nasty</text:span> <text:span text:style-name="T1">porn </text:span></text:p>
      <text:p text:style-name="Standard"/>
      <text:p text:style-name="Standard">14. If I look at your social media presence, what will I find?</text:p>
      <text:p text:style-name="Standard"><text:s text:c="4"/>- You will find that I use social media <text:span text:style-name="T1">to escape from reality</text:span>, <text:span text:style-name="T1">without</text:span> maintaining a professional image and sharing positive content related to my interests.</text:p>
      <text:p text:style-name="Standard"><text:soft-page-break/></text:p>
      <text:p text:style-name="Standard">15. Discuss your work experience.</text:p>
      <text:p text:style-name="Standard"><text:s text:c="4"/>- I have worked in various roles, gaining experience in <text:span text:style-name="T1">car service</text:span>, customer <text:span text:style-name="T1">pc master-race</text:span> and <text:span text:style-name="T1">girls</text:span> analysis.</text:p>
      <text:p text:style-name="Standard"/>
      <text:p text:style-name="Standard">16. Discuss your volunteer and community service.</text:p>
      <text:p text:style-name="Standard"><text:s text:c="4"/>- I have volunteered at local shelters and participated in community clean-up events to give back to my community. <text:span text:style-name="T1">(lie)</text:span></text:p>
      <text:p text:style-name="Standard"/>
      <text:p text:style-name="Standard">17. Discuss your educational background.</text:p>
      <text:p text:style-name="Standard"><text:s text:c="4"/>- I have a Bachelor's degree in <text:span text:style-name="T2">Cambrige</text:span> from <text:span text:style-name="T2">Texas</text:span>, which provided me with a strong foundation in my area of expertise.</text:p>
      <text:p text:style-name="Standard"/>
      <text:p text:style-name="Standard">18. Tell me how you handled a difficult situation.</text:p>
      <text:p text:style-name="Standard"><text:s text:c="4"/>- I approached the situation calmly, analyzed the problem, and communicated with all parties involved to find a mutually acceptable solution, <text:span text:style-name="T2">and after dat we execute the guilty person</text:span>.</text:p>
      <text:p text:style-name="Standard"/>
      <text:p text:style-name="Standard">19. Why should we hire you?</text:p>
      <text:p text:style-name="Standard"><text:s text:c="4"/>- <text:span text:style-name="T2">Are you blind? </text:span>You should hire me because I am a dedicated and motivated individual with the skills and passion to contribute effectively to your team and organization.</text:p>
      <text:p text:style-name="Standard"/>
      <text:p text:style-name="Standard">20. Would you work holidays/weekends?</text:p>
      <text:p text:style-name="Standard"><text:s text:c="4"/>- Yes, I am willing to work holidays and weekends as required to meet job responsibilities, <text:span text:style-name="T2">but i do all that drunk</text:span>.</text:p>
      <text:p text:style-name="Standard"/>
      <text:p text:style-name="Standard">21. Give a time when you went above and beyond the requirements for a project.</text:p>
      <text:p text:style-name="Standard"><text:s text:c="4"/>- Last week I obtained the highest grade in the programming class among all my classmates.</text:p>
      <text:p text:style-name="Standard"/>
      <text:p text:style-name="Standard">22. What was your biggest failure?</text:p>
      <text:p text:style-name="Standard"><text:s text:c="4"/>- My biggest failure was when I was b<text:span text:style-name="T3">o</text:span>rn and keep breathing.</text:p>
      <text:p text:style-name="Standard"/>
      <text:p text:style-name="Standard">23. What motivates you?</text:p>
      <text:p text:style-name="Standard"><text:s text:c="4"/>- I am motivated by <text:span text:style-name="T3">life </text:span>challenges, personal <text:span text:style-name="T3">sadisfaction</text:span>, and the opportunity to make a positive impact in my <text:span text:style-name="T3">life</text:span>.</text:p>
      <text:p text:style-name="Standard"/>
      <text:p text:style-name="Standard">24. Who’s your mentor?</text:p>
      <text:p text:style-name="Standard"><text:s text:c="4"/>- My mentor <text:span text:style-name="T3">was</text:span> <text:span text:style-name="T3">Jose Antonio Perez Payares</text:span>, a <text:s/>professional in my field who has provided <text:span text:style-name="T3">me with</text:span> valuable advice<text:span text:style-name="T3">s</text:span>.</text:p>
      <text:p text:style-name="Standard"/>
      <text:p text:style-name="Standard">25. Tell me about a time when you disagreed with your boss.</text:p>
      <text:p text:style-name="Standard"><text:s text:c="4"/>- I <text:s/>expressed my viewpoint and provided alternative solutions<text:span text:style-name="T3">to try to</text:span> work together to find a <text:span text:style-name="T3">solution</text:span> that satisfied both of us.</text:p>
      <text:p text:style-name="Standard"/>
      <text:p text:style-name="Standard">26. How do you handle pressure?</text:p>
      <text:p text:style-name="Standard"><text:s text:c="4"/>- I handle pressure by staying <text:span text:style-name="T3">crazy</text:span>, prioritizing <text:span text:style-name="T3">figth</text:span>, and remaining <text:span text:style-name="T3">rage</text:span> under stressful situations.</text:p>
      <text:p text:style-name="P2"/>
      <text:p text:style-name="Standard">27. What are your career goals?</text:p>
      <text:p text:style-name="Standard"><text:s text:c="4"/>- My career goals include <text:span text:style-name="T3">worck from home</text:span>, taking on leadership roles <text:span text:style-name="T3">to do less</text:span>, and continuing to learn and grow professionally.</text:p>
      <text:p text:style-name="Standard"/>
      <text:p text:style-name="Standard">28. Do you multitask; explain?</text:p>
      <text:p text:style-name="Standard"><text:soft-page-break/><text:s text:c="4"/>- Yes, I can multitask by managing multiple tasks efficiently and effectively without compromising the quality of my work.</text:p>
      <text:p text:style-name="Standard"/>
      <text:p text:style-name="Standard">29. How do you feel about personal phone devices in the workplace?</text:p>
      <text:p text:style-name="Standard"><text:s text:c="4"/>- I believe personal phone devices should be used responsibly at work, and I ensure they do not interfere with my job responsibilities.</text:p>
      <text:p text:style-name="Standard"/>
      <text:p text:style-name="Standard">30. If I called your high school teacher, what would he/she say about your behavior?</text:p>
      <text:p text:style-name="Standard"><text:s text:c="4"/>- My high school teacher would describe me as a <text:span text:style-name="T4">joker</text:span> and <text:span text:style-name="T4">half </text:span>respectful student who actively participated in class.</text:p>
      <text:p text:style-name="Standard"/>
      <text:p text:style-name="Standard">31. Are you a leader or a follower?</text:p>
      <text:p text:style-name="Standard"><text:s text:c="4"/>- I am comfortable in both roles. I can lead when necessary and also work well as part of a team.</text:p>
      <text:p text:style-name="Standard"/>
      <text:p text:style-name="Standard">32. What was the last book you’ve read for fun?</text:p>
      <text:p text:style-name="P1"><text:s text:c="4"/>- The last book I read for fun was <text:bookmark text:name="tw-target-text"/>Around the World in 80 Days, a novel by <text:span text:style-name="T4">Julio Verne</text:span>.</text:p>
      <text:p text:style-name="Standard"/>
      <text:p text:style-name="Standard">33. What are your co-worker pet peeves?</text:p>
      <text:p text:style-name="Standard"><text:s text:c="4"/>- My co-worker pet peeves include <text:span text:style-name="T5">they lack of sense of music taste, with this they creat </text:span>negativity in the workplace.</text:p>
      <text:p text:style-name="Standard"/>
      <text:p text:style-name="Standard">34. What are your hobbies?</text:p>
      <text:p text:style-name="Standard"><text:s text:c="4"/>- My hobbies include <text:span text:style-name="T5">skateboarding</text:span>, hiking <text:span text:style-name="T5">a round</text:span>, and playing musical instruments like the guitar <text:span text:style-name="T5">or zambomba</text:span>.</text:p>
      <text:p text:style-name="Standard"/>
      <text:p text:style-name="Standard">35. What is your favorite website?</text:p>
      <text:p text:style-name="Standard"><text:s text:c="4"/>- My favorite website is <text:span text:style-name="T5">Pornhub.com</text:span>, where I can stay updated on current <text:span text:style-name="T5">trends</text:span> and learn new <text:span text:style-name="T5">skills</text:span>.</text:p>
      <text:p text:style-name="Standard"/>
      <text:p text:style-name="Standard">36. What makes you uncomfortable?</text:p>
      <text:p text:style-name="Standard"><text:s text:c="4"/>- I feel uncomfortable in situations where there is a lack of clear communication and when I am not given the tools and resources I need to succeed.</text:p>
      <text:p text:style-name="Standard"/>
      <text:p text:style-name="Standard">37. What are some of your leadership experiences?</text:p>
      <text:p text:style-name="Standard"><text:s text:c="4"/>- I have led project teams, mentored colleagues, and served in leadership roles in community organizations.</text:p>
      <text:p text:style-name="Standard"/>
      <text:p text:style-name="Standard">38. What do you like the most and least about working on a longer project?</text:p>
      <text:p text:style-name="Standard"><text:s text:c="4"/>- I like the <text:span text:style-name="T5">most </text:span>solving on longer projects <text:span text:style-name="T5">because its requiers a lot of time</text:span>, but I dislike the potential for extended stress and tight deadlines.</text:p>
      <text:p text:style-name="Standard"/>
      <text:p text:style-name="Standard">39. What questions haven't I asked you?</text:p>
      <text:p text:style-name="Standard"><text:s text:c="4"/>- You haven't asked me about my music taste, skills of drinking beer for example.</text:p>
      <text:p text:style-name="Standard"/>
      <text:p text:style-name="Standard">40. What questions do you have for me?</text:p>
      <text:p text:style-name="P2"><text:s text:c="4"/>- Why did the English teacher always have a red pen?</text:p>
      <text:p text:style-name="P2"><text:span text:style-name="T6"><text:s text:c="4"/>- Because she wanted to correct their students “write” and wrong!</text:span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23:17:47.157000000</meta:creation-date>
    <dc:date>2023-11-04T00:13:16.057000000</dc:date>
    <meta:editing-duration>PT55M26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81" meta:word-count="1174" meta:character-count="6706" meta:non-whitespace-character-count="5457"/>
  </office:meta>
</office:document-meta>
</file>